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15cm" fo:min-width="2.66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75cm" fo:min-width="1.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55cm" fo:min-width="3.46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.55cm" fo:min-width="2.9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5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5cm" fo:min-width="2.6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367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0.55cm" fo:min-width="1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0.391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-color="#ffffcc"/>
      <style:paragraph-properties fo:text-align="center"/>
      <style:text-properties fo:font-size="12pt" fo:font-weight="normal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8pt" fo:font-weight="normal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.166cm" svg:height="1.4cm" svg:x="5.334cm" svg:y="3.6cm">
          <text:p text:style-name="P1"><text:span text:style-name="T1">Db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4cm" svg:height="2cm" svg:x="1.1cm" svg:y="3.3cm">
          <text:p text:style-name="P1"><text:span text:style-name="T1">Db Type</text:span></text:p>
          <text:p text:style-name="P1"><text:span text:style-name="T1">------------</text:span></text:p>
          <text:p text:style-name="P1"><text:span text:style-name="T2">COUCHDB</text:span></text:p>
          <text:p text:style-name="P1"><text:span text:style-name="T2">MONGO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966cm" svg:height="0.8cm" svg:x="10.834cm" svg:y="3.4cm">
          <text:p text:style-name="P1"><text:span text:style-name="T1">MongoDB 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66cm" svg:height="0.8cm" svg:x="10.834cm" svg:y="4.3cm">
          <text:p text:style-name="P1"><text:span text:style-name="T1">CouchDB Adap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66cm" svg:height="0.8cm" svg:x="15.634cm" svg:y="4.3cm">
          <text:p text:style-name="P1"><text:span text:style-name="T1">CouchDB 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466cm" svg:height="0.8cm" svg:x="15.634cm" svg:y="3.4cm">
          <text:p text:style-name="P1"><text:span text:style-name="T1">MongoDB Clien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5cm" svg:y1="4.3cm" svg:x2="5.334cm" svg:y2="4.3cm" draw:start-shape="id1" draw:start-glue-point="1" draw:end-shape="id2" draw:end-glue-point="3" svg:d="M3500 4300h1834" svg:viewBox="0 0 1835 1">
          <text:p/>
        </draw:connector>
        <draw:connector draw:style-name="gr5" draw:text-style-name="P5" draw:layer="layout" svg:x1="14.8cm" svg:y1="4.7cm" svg:x2="15.634cm" svg:y2="4.7cm" draw:start-shape="id3" draw:start-glue-point="1" draw:end-shape="id4" draw:end-glue-point="3" svg:d="M14800 4700h834" svg:viewBox="0 0 835 1">
          <text:p/>
        </draw:connector>
        <draw:connector draw:style-name="gr5" draw:text-style-name="P5" draw:layer="layout" svg:x1="14.8cm" svg:y1="3.8cm" svg:x2="15.634cm" svg:y2="3.8cm" draw:start-shape="id5" draw:start-glue-point="1" draw:end-shape="id6" draw:end-glue-point="3" svg:d="M14800 3800h834" svg:viewBox="0 0 835 1">
          <text:p/>
        </draw:connector>
        <draw:connector draw:style-name="gr5" draw:text-style-name="P5" draw:layer="layout" svg:x1="8.5cm" svg:y1="4.3cm" svg:x2="10.834cm" svg:y2="3.8cm" draw:start-shape="id2" draw:start-glue-point="1" draw:end-shape="id5" draw:end-glue-point="3" svg:d="M8500 4300h1167v-500h1167" svg:viewBox="0 0 2335 501">
          <text:p/>
        </draw:connector>
        <draw:connector draw:style-name="gr5" draw:text-style-name="P5" draw:layer="layout" svg:x1="8.5cm" svg:y1="4.3cm" svg:x2="10.834cm" svg:y2="4.7cm" draw:start-shape="id2" draw:start-glue-point="1" draw:end-shape="id3" svg:d="M8500 4300h1167v400h1167" svg:viewBox="0 0 2335 401">
          <text:p/>
        </draw:connector>
        <draw:frame draw:style-name="gr6" draw:text-style-name="P6" draw:layer="layout" svg:width="1.789cm" svg:height="0.569cm" svg:x="3.5cm" svg:y="3.7cm">
          <draw:text-box>
            <text:p><text:span text:style-name="T3">parameter</text:span></text:p>
          </draw:text-box>
        </draw:frame>
        <draw:frame draw:style-name="gr7" draw:text-style-name="P6" draw:layer="layout" svg:width="2.276cm" svg:height="0.569cm" svg:x="8.8cm" svg:y="4.7cm">
          <draw:text-box>
            <text:p><text:span text:style-name="T3">2. Instantiates</text:span></text:p>
          </draw:text-box>
        </draw:frame>
        <draw:frame draw:style-name="gr8" draw:text-style-name="P6" xml:id="id7" draw:id="id7" draw:layer="layout" svg:width="4.651cm" svg:height="0.887cm" svg:x="3.4cm" svg:y="1.3cm">
          <draw:text-box>
            <text:p><text:span text:style-name="T3">1. The client creates a Database</text:span></text:p>
            <text:p><text:span text:style-name="T3">Controller for a specific database</text:span></text:p>
          </draw:text-box>
        </draw:frame>
        <draw:connector draw:style-name="gr5" draw:text-style-name="P5" draw:layer="layout" draw:type="curve" svg:x1="5.725cm" svg:y1="2.187cm" svg:x2="6.917cm" svg:y2="3.6cm" draw:start-shape="id7" draw:start-glue-point="2" draw:end-shape="id2" svg:d="M5725 2187c0 1059 1192 353 1192 1413" svg:viewBox="0 0 1193 1414">
          <text:p/>
        </draw:connector>
        <draw:custom-shape draw:style-name="gr9" draw:text-style-name="P7" xml:id="id8" draw:id="id8" draw:layer="layout" svg:width="3.166cm" svg:height="0.8cm" svg:x="5.334cm" svg:y="6.8cm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917cm" svg:y1="5cm" svg:x2="6.917cm" svg:y2="6.8cm" draw:start-shape="id2" draw:start-glue-point="2" draw:end-shape="id8" draw:end-glue-point="0" svg:d="M6917 5000v1800" svg:viewBox="0 0 1 1801">
          <text:p/>
        </draw:connector>
        <draw:frame draw:style-name="gr10" draw:text-style-name="P6" draw:layer="layout" svg:width="5.087cm" svg:height="0.887cm" svg:x="6.833cm" svg:y="5.4cm">
          <draw:text-box>
            <text:p><text:span text:style-name="T3">3. Applies an interface class with the</text:span></text:p>
            <text:p><text:span text:style-name="T3">current DbClient as a parameter</text:span></text:p>
          </draw:text-box>
        </draw:frame>
        <draw:custom-shape draw:style-name="gr11" draw:text-style-name="P2" xml:id="id9" draw:id="id9" draw:layer="layout" svg:width="2.1cm" svg:height="0.8cm" svg:x="3.6cm" svg:y="8.9cm">
          <text:p text:style-name="P1"><text:span text:style-name="T1">Json2D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2.2cm" svg:height="0.8cm" svg:x="5.8cm" svg:y="8.9cm">
          <text:p text:style-name="P1"><text:span text:style-name="T1">XML2D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2.1cm" svg:height="0.8cm" svg:x="8.1cm" svg:y="8.9cm">
          <text:p text:style-name="P1"><text:span text:style-name="T1">Model2Db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65cm" svg:y1="8.9cm" svg:x2="6.917cm" svg:y2="7.6cm" draw:start-shape="id9" draw:start-glue-point="0" draw:end-shape="id8" draw:end-glue-point="2" svg:d="M4650 8900v-650h2267v-650" svg:viewBox="0 0 2268 1301">
          <text:p/>
        </draw:connector>
        <draw:connector draw:style-name="gr5" draw:text-style-name="P5" draw:layer="layout" svg:x1="6.9cm" svg:y1="8.9cm" svg:x2="6.917cm" svg:y2="7.6cm" draw:start-shape="id10" draw:start-glue-point="0" draw:end-shape="id8" draw:end-glue-point="2" svg:d="M6900 8900v-650h17v-650" svg:viewBox="0 0 18 1301">
          <text:p/>
        </draw:connector>
        <draw:connector draw:style-name="gr5" draw:text-style-name="P5" draw:layer="layout" svg:x1="9.15cm" svg:y1="8.9cm" svg:x2="6.917cm" svg:y2="7.6cm" draw:start-shape="id11" draw:start-glue-point="0" draw:end-shape="id8" draw:end-glue-point="2" svg:d="M9150 8900v-650h-2233v-650" svg:viewBox="0 0 2234 1301">
          <text:p/>
        </draw:connector>
        <draw:frame draw:style-name="gr13" draw:text-style-name="P6" draw:layer="layout" svg:width="10.891cm" svg:height="1.205cm" svg:x="3.6cm" svg:y="9.695cm">
          <draw:text-box>
            <text:p><text:span text:style-name="T3">- Json2Db: Module used to import JSON files to a database</text:span></text:p>
            <text:p><text:span text:style-name="T3">- XML2Db: Module used to import XML files to a database</text:span></text:p>
            <text:p><text:span text:style-name="T3">- Model2Db: Module used to generate JSON content from a NoSQLSchema model</text:span></text:p>
          </draw:text-box>
        </draw:frame>
        <draw:custom-shape draw:style-name="gr3" draw:text-style-name="P2" xml:id="id12" draw:id="id12" draw:layer="layout" svg:width="3.966cm" svg:height="0.8cm" svg:x="11.5cm" svg:y="8.9cm">
          <text:p text:style-name="P1"><text:span text:style-name="T1">Json Generato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2cm" svg:y1="9.3cm" svg:x2="11.5cm" svg:y2="9.3cm" draw:start-shape="id11" draw:start-glue-point="1" draw:end-shape="id12" draw:end-glue-point="3" svg:d="M10200 9300h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2:58:43.474106571</meta:creation-date>
    <dc:date>2017-05-03T13:31:56.059206426</dc:date>
    <meta:editing-duration>PT11M3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